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2.47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6.58mm"/>
    </style:style>
    <style:style style:name="co13" style:family="table-column">
      <style:table-column-properties fo:break-before="auto" style:column-width="7.9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8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9.98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9.26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3.83mm"/>
    </style:style>
    <style:style style:name="co25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8" table:default-cell-style-name="ce13"/>
        <table:table-column table:style-name="co22" table:default-cell-style-name="ce13"/>
        <table:table-column table:style-name="co13" table:default-cell-style-name="ce13"/>
        <table:table-column table:style-name="co3" table:number-columns-repeated="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19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.00.0000</text:date>, <text:time style:data-style-name="N2" text:time-value="20:47:34.5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07T20:53:22.761000000</dc:date>
    <meta:editing-duration>P2DT20H9M33S</meta:editing-duration>
    <meta:editing-cycles>1082</meta:editing-cycles>
    <meta:document-statistic meta:table-count="2" meta:cell-count="4917" meta:object-count="0"/>
  </office:meta>
</office:document-meta>
</file>